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Emoji-Text" svg:font-family="Emoji-Text, 'Lucida Grande', 'Lucida Sans Unicode', Helvetica, Arial, Verdan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variant="normal" fo:text-transform="none" fo:color="#282828" style:font-name="Emoji-Text" fo:font-size="9.10000038146973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lmoment 2 </text:p>
      <text:p text:style-name="Standard"/>
      <text:p text:style-name="Standard">Uppgift 1. a.</text:p>
      <text:p text:style-name="Standard"/>
      <text:p text:style-name="Standard">A 32-bit register can store 2<text:span text:style-name="T1">^</text:span>32 different values. The signed range of integer values that can be stored in 32 bits is -2147483648 through 2147483647 (unsigned: 0 through 4,294,967,295). Hence, a processor with 32-bit memory addresses can directly access 4 GiB of byte-addressable memory or 4.29 billion addresses.</text:p>
      <text:p text:style-name="Standard"/>
      <text:p text:style-name="Standard"><text:s/>At the time 32-bit architectures were devised, 4 GB of memory was considered to be enough "headroom" for addressing. 4.29 billion addresses were considered an appropriate size to work with for another important reason: 4.29 billion integers are enough to assign unique references to most entities in applications like databases.</text:p>
      <text:p text:style-name="Standard"/>
      <text:p text:style-name="Standard">A 64-bit register can store 2<text:span text:style-name="T1">^</text:span>64 (over 18 quintillion or 1.8×10<text:span text:style-name="T1">^</text:span>19) different values. Hence, a processor with 64-bit memory addresses can directly access 264 bytes (=16 exbibytes) of byte-addressable memory.</text:p>
      <text:p text:style-name="Standard"/>
      <text:p text:style-name="Standard"/>
      <text:p text:style-name="Standard">"processorkapacitet" syftar <text:s/>i allmänhet på antalet operationer per sekund en processor kan utföra, ofta (felaktigt) refererat till med processorns klockfrekvens (t.ex. 3,2 GHz).</text:p>
      <text:p text:style-name="Standard"/>
      <text:p text:style-name="Standard">Om vi med kapacitet avser antal adresser som processorn kan addressera (vilket är den primära skillnaden mellan 32-bitars och 64-bitars teknologin) så blir svaret: 4 294 967 296 gånger större då 2^64/2^32 = 4294967296.</text:p>
      <text:p text:style-name="Standard"/>
      <text:p text:style-name="Standard"/>
      <text:p text:style-name="Standard"/>
      <text:p text:style-name="Standard"/>
      <text:p text:style-name="Standard"/>
      <text:p text:style-name="Standard">Uppgift 1. b. </text:p>
      <text:p text:style-name="Standard"/>
      <text:p text:style-name="Standard">Mycket svår fråga att besvara utan att fördjupa sig i vad persondatorn i fråga ska användas till och ha tillgång till information angående användarnas kriterier för tillfredställande användarupplevelse vad det gäller t ex svarstider. </text:p>
      <text:p text:style-name="Standard"/>
      <text:p text:style-name="Standard">Jag väljer att bortse från användningsområden som spel eller professionell video- och bildhantering utan förutsätter att persondatorn skall användas för vanligt förekommande administrativa uppgifter, visst nätverkande och hantera multipla processer utan att användaren upplever svarstiderna som ansträngande långa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moji-Text" svg:font-family="Emoji-Text, 'Lucida Grande', 'Lucida Sans Unicode', Helvetica, Arial, Verdan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Ochman</meta:initial-creator>
    <meta:creation-date>2014-01-31T09:50:12</meta:creation-date>
    <meta:document-statistic meta:table-count="0" meta:image-count="0" meta:object-count="0" meta:page-count="1" meta:paragraph-count="10" meta:word-count="265" meta:character-count="1834"/>
    <dc:date>2014-01-31T15:38:51</dc:date>
    <dc:creator>Thomas Ochman</dc:creator>
    <meta:editing-duration>PT1H15M55S</meta:editing-duration>
    <meta:editing-cycles>1</meta:editing-cycles>
    <meta:generator>OpenOffice.org/3.3$Unix OpenOffice.org_project/330m20$Build-9567</meta:generator>
  </office:meta>
</office:document-meta>
</file>